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2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5" table:number-columns-repeated="98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ISSIAN Thomas</text:p>
          </table:table-cell>
          <table:covered-table-cell table:number-columns-repeated="3" table:style-name="ce14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7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Albert Londres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☑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promotions.frama.io/eportfolio/bookworm/rissian-thomas/" xlink:type="simple">https://promotions.frama.io/eportfolio/bookworm/rissian-thomas/</text:a></text:p>
          </table:table-cell>
          <table:covered-table-cell table:number-columns-repeated="6" table:style-name="ce16"/>
          <table:covered-table-cell table:style-name="ce39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2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Découverte des métiers</text:p>
          </table:table-cell>
          <table:table-cell table:style-name="ce72" office:value-type="date" office:date-value="2022-09-14" calcext:value-type="date">
            <text:p>14/09/22</text:p>
          </table:table-cell>
          <table:table-cell table:style-name="ce84" table:number-columns-repeated="5"/>
          <table:table-cell table:style-name="ce102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Mission CV &amp; motivation</text:p>
          </table:table-cell>
          <table:table-cell table:style-name="ce72" office:value-type="date" office:date-value="2022-10-14" calcext:value-type="date">
            <text:p>14/10/22</text:p>
          </table:table-cell>
          <table:table-cell table:style-name="ce84" table:number-columns-repeated="5"/>
          <table:table-cell table:style-name="ce102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Site vitrine du réseau AMAP Auvergne avec Django CMS</text:p>
          </table:table-cell>
          <table:table-cell table:style-name="ce72" office:value-type="date" office:date-value="2023-05-04" calcext:value-type="date">
            <text:p>04/05/23</text:p>
          </table:table-cell>
          <table:table-cell table:style-name="ce84" table:number-columns-repeated="2"/>
          <table:table-cell table:style-name="ce84" office:value-type="string" calcext:value-type="string">
            <text:p>x</text:p>
          </table:table-cell>
          <table:table-cell table:style-name="ce84" table:number-columns-repeated="2"/>
          <table:table-cell table:style-name="ce102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Gestion des contrats de l'application AMAP Auvergne itération 2c</text:p>
          </table:table-cell>
          <table:table-cell table:style-name="ce72" office:value-type="date" office:date-value="2023-12-19" calcext:value-type="date">
            <text:p>19/12/23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/>
          <table:table-cell table:style-name="ce102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appel d'offres pc fixes et portables</text:p>
          </table:table-cell>
          <table:table-cell table:style-name="ce72" office:value-type="date" office:date-value="2022-11-09" calcext:value-type="date">
            <text:p>09/11/22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correction d'incident du site AMAP Auvergne itération 1a</text:p>
          </table:table-cell>
          <table:table-cell table:style-name="ce72" office:value-type="date" office:date-value="2023-05-09" calcext:value-type="date">
            <text:p>09/05/23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/>
          <table:table-cell table:style-name="ce102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création des sessions dans le contexte de formation de la SNCF</text:p>
          </table:table-cell>
          <table:table-cell table:style-name="ce72" office:value-type="date" office:date-value="2023-03-15" calcext:value-type="date">
            <text:p>15/03/23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/>
          <table:table-cell table:style-name="ce102"/>
          <table:table-cell table:style-name="ce48" table:number-columns-repeated="1016"/>
        </table:table-row>
        <table:table-row table:style-name="ro1">
          <table:table-cell table:style-name="ce56" office:value-type="string" calcext:value-type="string">
            <text:p>OCS Inventory et GLPI</text:p>
          </table:table-cell>
          <table:table-cell table:style-name="ce73" office:value-type="date" office:date-value="2023-12-22" calcext:value-type="date">
            <text:p>22/12/2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number-columns-repeated="2"/>
          <table:table-cell table:style-name="ce85" office:value-type="string" calcext:value-type="string">
            <text:p>X</text:p>
          </table:table-cell>
          <table:table-cell table:style-name="ce85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préparation mise en réseau d'une salle</text:p>
          </table:table-cell>
          <table:table-cell table:style-name="ce74" office:value-type="date" office:date-value="2022-12-07" calcext:value-type="date">
            <text:p>07/12/22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>
          <table:table-cell table:style-name="ce55" office:value-type="string" calcext:value-type="string">
            <text:p>recherches métiers / rédaction CV / mail motivé </text:p>
          </table:table-cell>
          <table:table-cell table:style-name="ce74" office:value-type="date" office:date-value="2022-10-21" calcext:value-type="date">
            <text:p>21/10/22</text:p>
          </table:table-cell>
          <table:table-cell table:style-name="ce84" table:number-columns-repeated="5"/>
          <table:table-cell table:style-name="ce102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6">
          <table:table-cell table:style-name="ce5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style-name="ce75"/>
          <table:covered-table-cell table:number-columns-repeated="5" table:style-name="ce86"/>
          <table:covered-table-cell table:style-name="ce103"/>
          <table:table-cell table:style-name="ce48" table:number-columns-repeated="1016"/>
        </table:table-row>
        <table:table-row table:style-name="ro1">
          <table:table-cell table:style-name="ce58" office:value-type="string" calcext:value-type="string">
            <text:p>Mission 1er stage : Modification Amaliage</text:p>
          </table:table-cell>
          <table:table-cell table:style-name="ce72" office:value-type="date" office:date-value="2023-06-05" calcext:value-type="date">
            <text:p>05/06/23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>
          <table:table-cell table:style-name="ce58" office:value-type="string" calcext:value-type="string">
            <text:p>Mission 1er stage : Mail automatique</text:p>
          </table:table-cell>
          <table:table-cell table:style-name="ce72" office:value-type="date" office:date-value="2023-06-05" calcext:value-type="date">
            <text:p>05/06/23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>
          <table:table-cell table:style-name="ce58" office:value-type="string" calcext:value-type="string">
            <text:p>Mission 1er stage : Modification clé transporteur</text:p>
          </table:table-cell>
          <table:table-cell table:style-name="ce72" office:value-type="date" office:date-value="2023-06-05" calcext:value-type="date">
            <text:p>05/06/23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>
          <table:table-cell table:style-name="ce59"/>
          <table:table-cell table:style-name="ce76"/>
          <table:table-cell table:style-name="ce85" table:number-columns-repeated="2"/>
          <table:table-cell table:style-name="ce84" table:number-columns-repeated="3"/>
          <table:table-cell table:style-name="ce102"/>
          <table:table-cell table:style-name="ce48" table:number-columns-repeated="1016"/>
        </table:table-row>
        <table:table-row table:style-name="ro1" table:number-rows-repeated="3">
          <table:table-cell table:style-name="ce58"/>
          <table:table-cell table:style-name="ce77"/>
          <table:table-cell table:style-name="ce84" table:number-columns-repeated="5"/>
          <table:table-cell table:style-name="ce102"/>
          <table:table-cell table:style-name="ce48" table:number-columns-repeated="1016"/>
        </table:table-row>
        <table:table-row table:style-name="ro6">
          <table:table-cell table:style-name="ce5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style-name="ce75"/>
          <table:covered-table-cell table:number-columns-repeated="5" table:style-name="ce86"/>
          <table:covered-table-cell table:style-name="ce103"/>
          <table:table-cell table:style-name="ce48" table:number-columns-repeated="1016"/>
        </table:table-row>
        <table:table-row table:style-name="ro1">
          <table:table-cell table:style-name="ce58" office:value-type="string" calcext:value-type="string">
            <text:p>Mission 2nd stage : Création modèle PDF dolibarr</text:p>
          </table:table-cell>
          <table:table-cell table:style-name="ce72" office:value-type="date" office:date-value="2024-02-16" calcext:value-type="date">
            <text:p>16/02/24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 table:style-name="ce84" table:number-columns-repeated="2"/>
          <table:table-cell table:style-name="ce84" office:value-type="string" calcext:value-type="string">
            <text:p>X</text:p>
          </table:table-cell>
          <table:table-cell table:style-name="ce84"/>
          <table:table-cell table:style-name="ce48" table:number-columns-repeated="1016"/>
        </table:table-row>
        <table:table-row table:style-name="ro1" table:number-rows-repeated="4">
          <table:table-cell table:style-name="ce8"/>
          <table:table-cell table:style-name="ce78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10"/>
          <table:table-cell table:style-name="ce79"/>
          <table:table-cell table:style-name="ce29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80"/>
          <table:table-cell table:style-name="ce30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4"/>
          <table:table-cell table:style-name="ce31" table:number-columns-repeated="6"/>
          <table:table-cell table:style-name="ce48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4-04-06T19:02:02.950194195</dc:date>
    <meta:generator>LibreOffice/7.4.7.2$Linux_X86_64 LibreOffice_project/40$Build-2</meta:generator>
    <meta:editing-duration>PT6H14M25S</meta:editing-duration>
    <meta:editing-cycles>29</meta:editing-cycles>
    <meta:document-statistic meta:table-count="1" meta:cell-count="81" meta:object-count="0"/>
    <meta:user-defined meta:name="AppVersion">16.0300</meta:user-defined>
  </office:meta>
</office:document-meta>
</file>